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dc8" officeooo:paragraph-rsid="0010bdc8"/>
    </style:style>
    <style:style style:name="P2" style:family="paragraph" style:parent-style-name="Standard" style:list-style-name="L1">
      <style:text-properties officeooo:rsid="0010bdc8" officeooo:paragraph-rsid="0010bdc8"/>
    </style:style>
    <style:style style:name="P3" style:family="paragraph" style:parent-style-name="Standard" style:list-style-name="L1">
      <style:text-properties officeooo:rsid="003c9687" officeooo:paragraph-rsid="003c9687"/>
    </style:style>
    <style:style style:name="P4" style:family="paragraph" style:parent-style-name="Standard" style:list-style-name="L1">
      <style:text-properties officeooo:rsid="003d43a3" officeooo:paragraph-rsid="003d43a3"/>
    </style:style>
    <style:style style:name="P5" style:family="paragraph" style:parent-style-name="Standard" style:list-style-name="L1">
      <style:text-properties officeooo:rsid="003dc523" officeooo:paragraph-rsid="003dc523"/>
    </style:style>
    <style:style style:name="P6" style:family="paragraph" style:parent-style-name="Standard" style:list-style-name="L1">
      <style:text-properties officeooo:rsid="003e22a0" officeooo:paragraph-rsid="003e22a0"/>
    </style:style>
    <style:style style:name="P7" style:family="paragraph" style:parent-style-name="Standard" style:list-style-name="L1">
      <style:text-properties officeooo:rsid="003ef1e3" officeooo:paragraph-rsid="003ef1e3"/>
    </style:style>
    <style:style style:name="P8" style:family="paragraph" style:parent-style-name="Standard" style:list-style-name="L1">
      <style:text-properties officeooo:rsid="003f1b37" officeooo:paragraph-rsid="003f1b37"/>
    </style:style>
    <style:style style:name="P9" style:family="paragraph" style:parent-style-name="Standard" style:list-style-name="L1">
      <style:text-properties officeooo:rsid="0040f52f" officeooo:paragraph-rsid="0040f52f"/>
    </style:style>
    <style:style style:name="P10" style:family="paragraph" style:parent-style-name="Standard" style:list-style-name="L1">
      <style:text-properties officeooo:rsid="00389994" officeooo:paragraph-rsid="00389994"/>
    </style:style>
    <style:style style:name="P11" style:family="paragraph" style:parent-style-name="Standard" style:list-style-name="L1">
      <style:text-properties officeooo:rsid="0028f933" officeooo:paragraph-rsid="0028f933"/>
    </style:style>
    <style:style style:name="P12" style:family="paragraph" style:parent-style-name="Standard" style:list-style-name="L1">
      <style:text-properties officeooo:rsid="0041ac9c" officeooo:paragraph-rsid="0041ac9c"/>
    </style:style>
    <style:style style:name="P13" style:family="paragraph" style:parent-style-name="Standard" style:list-style-name="L1">
      <style:text-properties officeooo:rsid="0041be12" officeooo:paragraph-rsid="0041be12"/>
    </style:style>
    <style:style style:name="P14" style:family="paragraph" style:parent-style-name="Standard" style:list-style-name="L1">
      <style:text-properties officeooo:rsid="00423e82" officeooo:paragraph-rsid="00423e82"/>
    </style:style>
    <style:style style:name="P15" style:family="paragraph" style:parent-style-name="Standard" style:list-style-name="L1">
      <style:text-properties officeooo:rsid="00423e82" officeooo:paragraph-rsid="00429980"/>
    </style:style>
    <style:style style:name="P16" style:family="paragraph" style:parent-style-name="Standard" style:list-style-name="L1">
      <style:text-properties officeooo:rsid="00423e82" officeooo:paragraph-rsid="00446898"/>
    </style:style>
    <style:style style:name="P17" style:family="paragraph" style:parent-style-name="Standard" style:list-style-name="L1">
      <style:text-properties officeooo:rsid="00423e82" officeooo:paragraph-rsid="0044e191"/>
    </style:style>
    <style:style style:name="P18" style:family="paragraph" style:parent-style-name="Standard" style:list-style-name="L1">
      <style:text-properties officeooo:rsid="00467408" officeooo:paragraph-rsid="00467408"/>
    </style:style>
    <style:style style:name="T1" style:family="text">
      <style:text-properties officeooo:rsid="003af140"/>
    </style:style>
    <style:style style:name="T2" style:family="text">
      <style:text-properties officeooo:rsid="003d43a3"/>
    </style:style>
    <style:style style:name="T3" style:family="text">
      <style:text-properties officeooo:rsid="0040f52f"/>
    </style:style>
    <style:style style:name="T4" style:family="text">
      <style:text-properties officeooo:rsid="00429980"/>
    </style:style>
    <style:style style:name="T5" style:family="text">
      <style:text-properties officeooo:rsid="00446898"/>
    </style:style>
    <style:style style:name="T6" style:family="text">
      <style:text-properties officeooo:rsid="0044e1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G</text:p>
      <text:p text:style-name="P1">Projeto de Software 2016/2.</text:p>
      <text:p text:style-name="P1">Grupo <text:span text:style-name="T1">3</text:span> – Estudo de Caso: <text:span text:style-name="T1">Controle de Projetos</text:span>.</text:p>
      <text:p text:style-name="P1"/>
      <text:p text:style-name="P1">Avaliação Preliminar – Data: 0<text:span text:style-name="T1">8</text:span>/10/2016</text:p>
      <text:p text:style-name="P1"/>
      <text:list xml:id="list1439194370147917683" text:style-name="L1">
        <text:list-item>
          <text:p text:style-name="P2">Diagrama de Casos de Uso:</text:p>
          <text:list>
            <text:list-item>
              <text:p text:style-name="P3">Alterar o nome dos casos de uso que começam com “Cadastrar” para “Manter”;</text:p>
            </text:list-item>
            <text:list-item>
              <text:p text:style-name="P3">Casos de uso: “alterar situação do projeto”, “listar projetos” e “criar projeto”, podem ser eliminados. Criar um chamado: “Manter Projetos”. </text:p>
            </text:list-item>
            <text:list-item>
              <text:p text:style-name="P3">Caso de uso: “<text:tab/>informar colaboradores alocados a um projeto”. Alterar seu nome para “alocar colaborador a projeto”;</text:p>
            </text:list-item>
            <text:list-item>
              <text:p text:style-name="P3">Caso de uso: “verificar orçamento do projeto”, pode ser eliminado. O orçamento do departamento é informado quando se cadastra o departamento, no caso de uso “Manter Departamentos”. O Orçamento do projeto é informado quando se cadastra o projeto através do caso de uso “Manter Projetos”. É necessário, no entanto, que, quando se cadastrar o projeto, verificar se a soma dos orçamentos dos projetos do deparamento, não ultrapasse o orçamento do departamento. Como fazer isto? Criar uma classe de negócio para a classe projeto e nesta classe definir uma operação chamada validarOrçamento, que recebe como parâmetro um projeto e retorna um boolean.</text:p>
            </text:list-item>
            <text:list-item>
              <text:p text:style-name="P3">No final, somente <text:span text:style-name="T2">cinco</text:span> casos de uso são necessários para este projeto: </text:p>
              <text:list>
                <text:list-item>
                  <text:p text:style-name="P3">Manter Departamento;</text:p>
                </text:list-item>
                <text:list-item>
                  <text:p text:style-name="P3"><text:s/>Manter Projeto;</text:p>
                </text:list-item>
                <text:list-item>
                  <text:p text:style-name="P3">Manter Colaborador e</text:p>
                </text:list-item>
                <text:list-item>
                  <text:p text:style-name="P3">Alocar Colaborado a Projeto.</text:p>
                </text:list-item>
                <text:list-item>
                  <text:p text:style-name="P4">Buscar Endereço (Correiros).</text:p>
                </text:list-item>
              </text:list>
            </text:list-item>
            <text:list-item>
              <text:p text:style-name="P5">Tem que criar um novo ator chamado “Web-Services Correios”. Este ator deve estar associado ao caso de uso “Buscar Endereço”. Isto é uma interação com outro sistema externo.</text:p>
            </text:list-item>
          </text:list>
        </text:list-item>
        <text:list-item>
          <text:p text:style-name="P2">Descrição dos Casos de Uso:</text:p>
          <text:list>
            <text:list-item>
              <text:p text:style-name="P6">Observações anotadas no arquivo: grupo3-160912-descricao-casos-uso.docx.</text:p>
            </text:list-item>
          </text:list>
        </text:list-item>
        <text:list-item>
          <text:p text:style-name="P2">Protótipos:</text:p>
          <text:list>
            <text:list-item>
              <text:p text:style-name="P7">Cadastrar Colaborador:</text:p>
              <text:list>
                <text:list-item>
                  <text:p text:style-name="P7">é necessário existir um botão ou link para disparar a consulta ao endereço.</text:p>
                </text:list-item>
                <text:list-item>
                  <text:p text:style-name="P7">Todos os dados retornados pelo web-services dos correios ficarão neste campo de texto?</text:p>
                </text:list-item>
                <text:list-item>
                  <text:p text:style-name="P7">Vocês vão persistir o endereço?</text:p>
                </text:list-item>
                <text:list-item>
                  <text:p text:style-name="P7">Se sim, se o endereço já constar na base de dados local, não é necessário buscar nos correios. Desta forma, deve-se existir uma tela própria para manter endereço, com o botão consultar. Se não retornar nada, aí sim, busca nos correios.</text:p>
                </text:list-item>
                <text:list-item>
                  <text:p text:style-name="P7">Não haverá opção para consultar, alterar, excluir os dados do colaborador?</text:p>
                </text:list-item>
              </text:list>
            </text:list-item>
            <text:list-item>
              <text:p text:style-name="P8">Cadastrar Departamento:</text:p>
              <text:list>
                <text:list-item>
                  <text:p text:style-name="P8">Não há opção para consultar, alterar, excluir um departamento?</text:p>
                </text:list-item>
              </text:list>
            </text:list-item>
            <text:list-item>
              <text:p text:style-name="P8">Cadastrar projeto:</text:p>
              <text:list>
                <text:list-item>
                  <text:p text:style-name="P8">Está faltando o campo para informar a data da conclusão do projeto. <text:span text:style-name="T3">Este campo deve constar aqui, pois quando se for consultar um projet e ele já estiver concluído, esta data deverá aparecer. Este campo também deve aparecer na tela para alterar a situação do projeto, pois quando for alterar a situação para concluído, deverá-se informa esta data.</text:span></text:p>
                </text:list-item>
                <text:list-item>
                  <text:p text:style-name="P9">Estão faltando as opções para consulta, alteração e exclusão do projeto.</text:p>
                </text:list-item>
              </text:list>
            </text:list-item>
          </text:list>
        </text:list-item>
        <text:list-item>
          <text:p text:style-name="P2">Modelo de Domínio:</text:p>
          <text:list>
            <text:list-item>
              <text:p text:style-name="P13"><text:soft-page-break/>Quando uma classe está associada à outra, no modelo UML não se cria um atributo para representar tal associação. Isto é feito na implementação.</text:p>
            </text:list-item>
            <text:list-item>
              <text:p text:style-name="P12">Classe Endereco</text:p>
              <text:list>
                <text:list-item>
                  <text:p text:style-name="P12">Não está coesa, sugiro o desmembramento de acordo com o modelo que apresentamos em sala;</text:p>
                </text:list-item>
              </text:list>
            </text:list-item>
            <text:list-item>
              <text:p text:style-name="P12">Classe Listar</text:p>
              <text:list>
                <text:list-item>
                  <text:p text:style-name="P12">Não é um bom nome;</text:p>
                </text:list-item>
                <text:list-item>
                  <text:p text:style-name="P12">Renomear esta classe para ProjetoNeg e associá-la ao projeto. Esta será a classe de negócio do projeto.</text:p>
                </text:list-item>
              </text:list>
            </text:list-item>
            <text:list-item>
              <text:p text:style-name="P13">Classe ColaboradorAlocado;</text:p>
              <text:list>
                <text:list-item>
                  <text:p text:style-name="P13">Renomeie para Alocacao. Estando associada a projeto e colaborador, já se sabe que se trata da alocação do colaborador ao projeto.</text:p>
                </text:list-item>
                <text:list-item>
                  <text:p text:style-name="P14">Remover o atributo colaborador, não é necessário constar do modelo. A associação com colaborador é suficiente;</text:p>
                </text:list-item>
                <text:list-item>
                  <text:p text:style-name="P18">A associação com colaborador deve ser uma agregação e não uma composição, pois o colaborador existe independente de estar alocado a algum projeto.</text:p>
                </text:list-item>
              </text:list>
            </text:list-item>
            <text:list-item>
              <text:p text:style-name="P14">Classe Colaborador</text:p>
              <text:list>
                <text:list-item>
                  <text:p text:style-name="P14">Remover os atributos: telefone e endereco;</text:p>
                </text:list-item>
                <text:list-item>
                  <text:p text:style-name="P14">int não é um tipo correto para CPF;</text:p>
                </text:list-item>
                <text:list-item>
                  <text:p text:style-name="P14">não abrevie nome de atributos. Renomeia dataNasc para dataNascimento;</text:p>
                </text:list-item>
              </text:list>
            </text:list-item>
            <text:list-item>
              <text:p text:style-name="P14">Classe Departamento</text:p>
              <text:list>
                <text:list-item>
                  <text:p text:style-name="P14">remover os atributos: telefone, gerente, colaboradoresLotados, projetosDesenvolvidos.</text:p>
                </text:list-item>
                <text:list-item>
                  <text:p text:style-name="P14">Criar uma nova associação com colaborador para saber quem é o gerente do departamento;</text:p>
                </text:list-item>
                <text:list-item>
                  <text:p text:style-name="P14">Projeto deve estar associado ao departamento.</text:p>
                </text:list-item>
                <text:list-item>
                  <text:p text:style-name="P15">Deve existir uma regra de negócio para validar se o colaborador alocado ao projeto está lotado no departamento do projeto. Isto pode ser definida como uma operação chamada “validarAlocacao”, <text:span text:style-name="T4">que rece a alocação como parâmetro e retorna um boolean;</text:span></text:p>
                </text:list-item>
              </text:list>
            </text:list-item>
            <text:list-item>
              <text:p text:style-name="P16"><text:span text:style-name="T5">Classe AlteracaoProjeto</text:span></text:p>
              <text:list>
                <text:list-item>
                  <text:p text:style-name="P17"><text:span text:style-name="T5">Substitua o atributo responsavelAlteracao por uma associação entre esta classe e Colaborador.</text:span></text:p>
                </text:list-item>
              </text:list>
            </text:list-item>
            <text:list-item>
              <text:p text:style-name="P17"><text:span text:style-name="T6">Classe Projeto</text:span></text:p>
              <text:list>
                <text:list-item>
                  <text:p text:style-name="P17"><text:span text:style-name="T6">remover os atributos colaboradoresAlocados e alteracoesRealizadas.</text:span> </text:p>
                  <text:p text:style-name="P13"/>
                  <text:p text:style-name="P10"/>
                </text:list-item>
              </text:list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08:36:49.837897946</meta:creation-date>
    <meta:generator>LibreOffice/5.1.4.2$Linux_X86_64 LibreOffice_project/10m0$Build-2</meta:generator>
    <dc:date>2016-10-10T10:17:08.182848610</dc:date>
    <meta:editing-duration>PT5H28M46S</meta:editing-duration>
    <meta:editing-cycles>51</meta:editing-cycles>
    <meta:document-statistic meta:table-count="0" meta:image-count="0" meta:object-count="0" meta:page-count="2" meta:paragraph-count="54" meta:word-count="701" meta:character-count="4526" meta:non-whitespace-character-count="3923"/>
  </office:meta>
</office:document-meta>
</file>